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3.478cm"/>
    </style:style>
    <style:style style:name="gr5" style:family="graphic" style:parent-style-name="standard">
      <style:graphic-properties svg:stroke-color="#000000" draw:fill="none" draw:textarea-vertical-align="top"/>
    </style:style>
    <style:style style:name="gr6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0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115cm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0cm" fo:min-width="0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6" style:family="paragraph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5" style:family="text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T6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4.826cm" svg:height="1.016cm" svg:x="3.624cm" svg:y="2.778cm">
          <text:p text:style-name="P1"><text:span text:style-name="T1">- Recommended items</text:span></text:p>
          <text:p text:style-name="P1"><text:span text:style-name="T1">- Information in Dataset / KBase</text:span></text:p>
        </draw:rect>
        <draw:rect draw:style-name="gr1" draw:text-style-name="P2" xml:id="id1" draw:id="id1" draw:layer="layout" svg:width="4.267cm" svg:height="1.016cm" svg:x="9.025cm" svg:y="2.779cm">
          <text:p text:style-name="P1"><text:span text:style-name="T1">- Recommendation request</text:span></text:p>
          <text:p text:style-name="P1"><text:span text:style-name="T1">- Access request</text:span></text:p>
        </draw:rect>
        <draw:rect draw:style-name="gr2" draw:text-style-name="P4" xml:id="id2" draw:id="id2" draw:layer="layout" svg:width="3.556cm" svg:height="1.216cm" svg:x="6.918cm" svg:y="4.356cm">
          <text:p text:style-name="P3"><text:span text:style-name="T2">Interface Layer</text:span></text:p>
          <text:p text:style-name="P1"><text:span text:style-name="T1">- </text:span><text:span text:style-name="T3">Listener / Balancer</text:span></text:p>
          <text:p text:style-name="P1"><text:span text:style-name="T4">- Interpreter</text:span></text:p>
        </draw:rect>
        <draw:connector draw:style-name="gr3" draw:text-style-name="P3" draw:layer="layout" draw:type="line" svg:x1="11.158cm" svg:y1="3.795cm" svg:x2="10.474cm" svg:y2="4.964cm" draw:start-shape="id1" draw:start-glue-point="2" draw:end-shape="id2" draw:end-glue-point="1" svg:d="M11158 3795l-684 1169">
          <text:p/>
        </draw:connector>
        <draw:connector draw:style-name="gr3" draw:text-style-name="P3" draw:layer="layout" draw:type="line" svg:x1="6.918cm" svg:y1="4.964cm" svg:x2="6.037cm" svg:y2="3.794cm" draw:start-shape="id2" draw:end-shape="id3" draw:end-glue-point="2" svg:d="M6918 4964l-881-1170">
          <text:p/>
        </draw:connector>
        <draw:rect draw:style-name="gr2" draw:text-style-name="P5" xml:id="id5" draw:id="id5" draw:layer="layout" svg:width="2.769cm" svg:height="0.635cm" svg:x="3.91cm" svg:y="7.042cm">
          <text:p text:style-name="P3"><text:span text:style-name="T4">Storage service</text:span></text:p>
        </draw:rect>
        <draw:rect draw:style-name="gr2" draw:text-style-name="P5" xml:id="id4" draw:id="id4" draw:layer="layout" svg:width="2.781cm" svg:height="0.624cm" svg:x="10.711cm" svg:y="7.042cm">
          <text:p text:style-name="P3"><text:span text:style-name="T4">Recommender service</text:span></text:p>
        </draw:rect>
        <draw:connector draw:style-name="gr3" draw:text-style-name="P3" draw:layer="layout" draw:type="line" svg:x1="10.711cm" svg:y1="7.354cm" svg:x2="6.679cm" svg:y2="7.359cm" draw:start-shape="id4" draw:start-glue-point="3" draw:end-shape="id5" draw:end-glue-point="1" svg:d="M10711 7354l-4032 5">
          <text:p/>
        </draw:connector>
        <draw:frame draw:style-name="gr4" draw:text-style-name="P6" draw:layer="layout" svg:width="3.978cm" svg:height="0.611cm" svg:x="6.985cm" svg:y="7.401cm">
          <draw:text-box>
            <text:p><text:span text:style-name="T5">require snapshots, scanners</text:span></text:p>
          </draw:text-box>
        </draw:frame>
        <draw:rect draw:style-name="gr5" draw:text-style-name="P7" xml:id="id10" draw:id="id10" draw:layer="layout" svg:width="10.541cm" svg:height="1.486cm" svg:x="3.413cm" svg:y="6.634cm">
          <text:p text:style-name="P3"><text:span text:style-name="T6">Service Layer</text:span></text:p>
        </draw:rect>
        <draw:rect draw:style-name="gr5" draw:text-style-name="P4" xml:id="id6" draw:id="id6" draw:layer="layout" svg:width="3.556cm" svg:height="1.208cm" svg:x="6.915cm" svg:y="8.744cm">
          <text:p text:style-name="P3"><text:span text:style-name="T2">Share Memory Layer</text:span></text:p>
          <text:p text:style-name="P1"><text:span text:style-name="T4">- Snapshots 1, 2, 3,...</text:span></text:p>
          <text:p text:style-name="P1"><text:span text:style-name="T4">- Scanners 1, 2, 3,...</text:span></text:p>
        </draw:rect>
        <draw:connector draw:style-name="gr6" draw:text-style-name="P3" draw:layer="layout" draw:type="line" svg:x1="5.294cm" svg:y1="7.677cm" svg:x2="6.915cm" svg:y2="9.348cm" draw:start-shape="id5" draw:start-glue-point="2" draw:end-shape="id6" svg:d="M5294 7677l1621 1671">
          <text:p/>
        </draw:connector>
        <draw:connector draw:style-name="gr3" draw:text-style-name="P3" draw:layer="layout" draw:type="line" svg:x1="12.101cm" svg:y1="7.666cm" svg:x2="10.471cm" svg:y2="9.348cm" draw:start-shape="id4" draw:start-glue-point="2" draw:end-shape="id6" draw:end-glue-point="1" svg:d="M12101 7666l-1630 1682">
          <text:p/>
        </draw:connector>
        <draw:rect draw:style-name="gr5" draw:text-style-name="P4" xml:id="id7" draw:id="id7" draw:layer="layout" svg:width="3.556cm" svg:height="1.212cm" svg:x="6.918cm" svg:y="10.745cm">
          <text:p text:style-name="P3"><text:span text:style-name="T2">Transaction Layer</text:span></text:p>
          <text:p text:style-name="P1"><text:span text:style-name="T4">- Access queue</text:span></text:p>
          <text:p text:style-name="P1"><text:span text:style-name="T4">- Isolator</text:span></text:p>
        </draw:rect>
        <draw:connector draw:style-name="gr6" draw:text-style-name="P3" draw:layer="layout" draw:line-skew="-0.358cm" svg:x1="3.91cm" svg:y1="7.359cm" svg:x2="6.918cm" svg:y2="11.351cm" draw:start-shape="id5" draw:start-glue-point="3" draw:end-shape="id7" draw:end-glue-point="3" svg:d="M3910 7359h-859v3992h3867">
          <text:p/>
        </draw:connector>
        <draw:rect draw:style-name="gr5" draw:text-style-name="P4" xml:id="id8" draw:id="id8" draw:layer="layout" svg:width="3.556cm" svg:height="1.219cm" svg:x="6.918cm" svg:y="13.045cm">
          <text:p text:style-name="P3"><text:span text:style-name="T2">Data Layer</text:span></text:p>
          <text:p text:style-name="P1"><text:span text:style-name="T4">- Reader / Writer</text:span></text:p>
          <text:p text:style-name="P1"><text:span text:style-name="T4">- Check point recovery</text:span></text:p>
        </draw:rect>
        <draw:connector draw:style-name="gr6" draw:text-style-name="P3" draw:layer="layout" draw:type="line" svg:x1="8.696cm" svg:y1="11.957cm" svg:x2="8.696cm" svg:y2="13.045cm" draw:start-shape="id7" draw:start-glue-point="2" draw:end-shape="id8" draw:end-glue-point="0" svg:d="M8696 11957v1088">
          <text:p/>
        </draw:connector>
        <draw:custom-shape draw:style-name="gr7" draw:text-style-name="P4" xml:id="id9" draw:id="id9" draw:layer="layout" svg:width="2.286cm" svg:height="2.043cm" svg:x="7.553cm" svg:y="15.537cm">
          <text:p text:style-name="P3"><text:span text:style-name="T7">Data</text:span></text:p>
          <text:p text:style-name="P1"><text:span text:style-name="T4">- Text, CSV files</text:span></text:p>
          <text:p text:style-name="P1"><text:span text:style-name="T4">- Databases, etc.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draw:type="line" svg:x1="8.696cm" svg:y1="14.264cm" svg:x2="8.696cm" svg:y2="15.537cm" draw:start-shape="id8" draw:start-glue-point="2" draw:end-shape="id9" draw:end-glue-point="5" svg:d="M8696 14264v1273">
          <text:p/>
        </draw:connector>
        <draw:frame draw:style-name="gr8" draw:text-style-name="P6" draw:layer="layout" svg:width="2.852cm" svg:height="0.611cm" svg:x="5.981cm" svg:y="14.63cm">
          <draw:text-box>
            <text:p><text:span text:style-name="T5">read / write / recover</text:span></text:p>
          </draw:text-box>
        </draw:frame>
        <draw:frame draw:style-name="gr9" draw:text-style-name="P6" draw:layer="layout" svg:width="0.925cm" svg:height="0.611cm" svg:x="11.181cm" svg:y="8.33cm">
          <draw:text-box>
            <text:p><text:span text:style-name="T5">use</text:span></text:p>
          </draw:text-box>
        </draw:frame>
        <draw:connector draw:style-name="gr6" draw:text-style-name="P3" draw:layer="layout" draw:type="line" svg:x1="8.696cm" svg:y1="5.572cm" svg:x2="8.683cm" svg:y2="6.634cm" draw:start-shape="id2" draw:start-glue-point="2" draw:end-shape="id10" draw:end-glue-point="0" svg:d="M8696 5572l-13 1062">
          <text:p/>
        </draw:connector>
        <draw:frame draw:style-name="gr10" draw:text-style-name="P6" draw:layer="layout" svg:width="1.886cm" svg:height="0.611cm" svg:x="4.382cm" svg:y="8.431cm">
          <draw:text-box>
            <text:p><text:span text:style-name="T5">create / read</text:span></text:p>
          </draw:text-box>
        </draw:frame>
        <draw:frame draw:style-name="gr11" draw:text-style-name="P6" draw:layer="layout" svg:width="1.455cm" svg:height="0.611cm" svg:x="8.682cm" svg:y="5.831cm">
          <draw:text-box>
            <text:p><text:span text:style-name="T4">intera</text:span><text:span text:style-name="T5">ct</text:span></text:p>
          </draw:text-box>
        </draw:frame>
        <draw:frame draw:style-name="gr12" draw:text-style-name="P6" draw:layer="layout" svg:width="1.517cm" svg:height="0.611cm" svg:x="10.687cm" svg:y="4.232cm">
          <draw:text-box>
            <text:p><text:span text:style-name="T5">request</text:span></text:p>
          </draw:text-box>
        </draw:frame>
        <draw:frame draw:style-name="gr13" draw:text-style-name="P6" draw:layer="layout" svg:width="1.615cm" svg:height="0.611cm" svg:x="5.184cm" svg:y="4.233cm">
          <draw:text-box>
            <text:p><text:span text:style-name="T5">response</text:span></text:p>
          </draw:text-box>
        </draw:frame>
        <draw:frame draw:style-name="gr11" draw:text-style-name="P6" draw:layer="layout" svg:width="1.455cm" svg:height="0.611cm" svg:x="8.583cm" svg:y="12.232cm">
          <draw:text-box>
            <text:p><text:span text:style-name="T5">interact</text:span></text:p>
          </draw:text-box>
        </draw:frame>
        <draw:custom-shape draw:style-name="gr14" draw:text-style-name="P8" draw:layer="layout" svg:width="3.302cm" svg:height="0.773cm" svg:x="10.652cm" svg:y="9.66cm">
          <text:p text:style-name="P1"><text:span text:style-name="T8">Snapshot or scanner is an image </text:span></text:p>
          <text:p text:style-name="P1"><text:span text:style-name="T8">of piece of Dataset and K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6.73024523161 2176.74418604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3:13:17.90</meta:creation-date>
    <dc:date>2015-12-17T12:06:39.13</dc:date>
    <dc:creator>Loc Nguyen</dc:creator>
    <meta:editing-duration>PT2H10M55S</meta:editing-duration>
    <meta:editing-cycles>59</meta:editing-cycles>
    <meta:generator>OpenOffice/4.1.1$Win32 OpenOffice.org_project/411m6$Build-9775</meta:generator>
    <meta:document-statistic meta:object-count="28"/>
  </office:meta>
</office:document-meta>
</file>